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6.011cm" style:type="center"/>
          <style:tab-stop style:position="17cm" style:type="right"/>
        </style:tab-stops>
      </style:paragraph-properties>
    </style:style>
    <style:style style:name="P2" style:family="paragraph" style:parent-style-name="Title">
      <style:paragraph-properties fo:text-align="start" style:justify-single-word="false"/>
    </style:style>
    <style:style style:name="P3" style:family="paragraph" style:parent-style-name="Subtitle">
      <style:paragraph-properties fo:text-align="start" style:justify-single-word="false"/>
      <style:text-properties fo:color="#808080" fo:font-style="italic" style:font-style-asian="italic" style:font-style-complex="italic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2">
      <style:text-properties fo:color="#4c4c4c"/>
    </style:style>
    <style:style style:name="P6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NP TP 3</text:p>
      <text:p text:style-name="P3">MANIPULATION D'HISTOGRAMMES</text:p>
      <text:h text:style-name="Heading_20_1" text:outline-level="1">Réalisations</text:h>
      <text:h text:style-name="P5" text:outline-level="2">Modification d'histogramme</text:h>
      <text:p text:style-name="P4"/>
      <text:h text:style-name="P5" text:outline-level="2">Égalisation d'histogramme</text:h>
      <text:p text:style-name="P4"/>
      <text:h text:style-name="P6" text:outline-level="1">Figures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011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ecker Frédéric – Guiotte Florent<text:tab/>BINP 2014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7:12:53</meta:creation-date>
    <meta:editing-duration>PT41M31S</meta:editing-duration>
    <meta:editing-cycles>8</meta:editing-cycles>
    <meta:generator>LibreOffice/3.5$Linux_X86_64 LibreOffice_project/350m1$Build-2</meta:generator>
    <dc:date>2014-10-17T00:14:25</dc:date>
    <meta:document-statistic meta:table-count="0" meta:image-count="0" meta:object-count="0" meta:page-count="2" meta:paragraph-count="7" meta:word-count="18" meta:character-count="150" meta:non-whitespace-character-count="138"/>
  </office:meta>
</office:document-meta>
</file>